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Heading_20_1">
      <style:paragraph-properties fo:text-align="center" style:justify-single-word="false"/>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Text_20_body">
      <style:paragraph-properties fo:margin-top="0cm" fo:margin-bottom="0cm"/>
    </style:style>
    <style:style style:name="T1"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8"><text:span text:style-name="T1">„Mein lieber Schwan, Michael, heute bist du aber wieder geladen“, sagt ein dickerer Mann. „Aber ich weiß nicht, du übertreibst doch. Ich finde manche der Serien recht spannend. Man kann sich ja selber aussuchen, was man sehen möchte.“</text:span></text:p>
      <text:p text:style-name="P8"><text:span text:style-name="T1"/></text:p>
      <text:p text:style-name="P8"><text:span text:style-name="T1">Zustimmendes Gemurmel geht durch die Gruppe, aber Michael geht nicht darauf ein.</text:spa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knauf für eine Dusch.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angenehm warmes Gefühl durchflutet ihn. Er taucht den Kopf unter und spürt den Druck der Quelle. Das macht Spaß und Thomal beginnt innerlich zu summen. </text:p>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text:soft-page-break/>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text:soft-page-break/>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text:soft-page-break/>"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text:soft-page-break/>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text:soft-page-break/>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text:soft-page-break/></text:p>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text:soft-page-break/>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ext:soft-page-break/>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text:soft-page-break/>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text:soft-page-break/>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text:soft-page-break/>"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text:soft-page-break/>"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text:soft-page-break/>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text:soft-page-break/>"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text:soft-page-break/>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06T16:59:06</dc:date>
    <dc:creator>Uwe Kirschenmann</dc:creator>
    <meta:editing-duration>P29DT16H31M28S</meta:editing-duration>
    <meta:editing-cycles>350</meta:editing-cycles>
    <meta:generator>OpenOffice/4.0.0$Unix OpenOffice.org_project/400m3$Build-9702</meta:generator>
    <meta:document-statistic meta:table-count="0" meta:image-count="0" meta:object-count="0" meta:page-count="53" meta:paragraph-count="796" meta:word-count="25632" meta:character-count="157871"/>
  </office:meta>
</office:document-meta>
</file>